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adb36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c8a637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211adb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1ab62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270f4b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e90fe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258f3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31915c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7faf14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f1461d" style:parent-style-name="Standard">
      <style:paragraph-properties fo:margin-left="7.5mm" fo:margin-right="0.0mm" fo:text-indent="-7.5mm"/>
      <style:text-properties/>
    </style:style>
    <style:style style:family="text" style:name="a9db4d7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2005af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</office:automatic-styles>
  <office:body>
    <office:text>
      <text:p text:style-name="a7faf14"><draw:frame draw:style-name="a31915c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258f30"/>
      <text:p text:style-name="ae90fe7"/>
      <text:p text:style-name="a270f4b"/>
      <text:p text:style-name="a1ab62a"/>
      <text:p text:style-name="af1461d"><text:a xlink:href="http://www.eins.de"><text:span text:style-name="Hyperlink">Kapitel</text:span></text:a><text:a xlink:href="http://www.eins.de"><text:span text:style-name="Hyperlink"><text:s/><text:s/><text:s/><text:s text:c="3"/></text:span><text:span text:style-name="Hyperlink"><text:s text:c="3"/><text:s text:c="4"/><text:s text:c="2"/><text:s text:c="5"/><text:s text:c="6"/><text:s text:c="2"/></text:span></text:a><text:a xlink:href="http://www.zwei.de"><text:span text:style-name="Hyperlink">10</text:span></text:a></text:p>
      <text:p text:style-name="aadb367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bccdca" style:parent-style-name="Header">
      <style:text-properties fo:font-size="10.0pt" style:font-name="Verdana" style:font-name-complex="Verdana" style:font-size-asian="10.0pt"/>
    </style:style>
    <style:style style:family="paragraph" style:name="ac7651b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425b92">
      <style:text-properties fo:font-size="10.0pt" style:font-name="Verdana" style:font-name-complex="Verdana" style:font-size-asian="10.0pt"/>
    </style:style>
    <style:style style:family="paragraph" style:name="a79ee09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79ee09"><text:span text:style-name="a425b92">Handbuch Pastoralbüro<text:tab/>Kapitel 10 – 10.0 Inhaltsverzeichnis</text:span></text:p>
        <text:p text:style-name="ac7651b"/>
        <text:p text:style-name="abccdca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17S</meta:editing-duration>
  </office:meta>
</office:document-meta>
</file>